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rCustomizer.customizeCar( CarBean toCustomiz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CarCustomizer.CarCustomizer( String bund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rCustomizer.getButtonSty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rCustomizer.CarCustom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rCustomizer.setButtonStyle( String newButton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rCustomizer.init( String bundl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